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6c2" officeooo:paragraph-rsid="0016c6c2"/>
    </style:style>
    <style:style style:name="P2" style:family="paragraph" style:parent-style-name="Standard">
      <style:text-properties officeooo:rsid="0018736d" officeooo:paragraph-rsid="0018736d"/>
    </style:style>
    <style:style style:name="P3" style:family="paragraph" style:parent-style-name="Standard">
      <style:text-properties officeooo:rsid="0019a1a3" officeooo:paragraph-rsid="0019a1a3"/>
    </style:style>
    <style:style style:name="P4" style:family="paragraph" style:parent-style-name="Standard">
      <style:text-properties officeooo:rsid="001e0918" officeooo:paragraph-rsid="001e0918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9a1a3" officeooo:paragraph-rsid="0019a1a3"/>
    </style:style>
    <style:style style:name="P7" style:family="paragraph" style:parent-style-name="Table_20_Contents">
      <style:paragraph-properties fo:text-align="center" style:justify-single-word="false"/>
      <style:text-properties officeooo:rsid="001c5e89" officeooo:paragraph-rsid="001c5e89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af073" officeooo:paragraph-rsid="001af073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c5e89" officeooo:paragraph-rsid="001c5e89"/>
    </style:style>
    <style:style style:name="T1" style:family="text">
      <style:text-properties officeooo:rsid="001af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Schemes for database table:</text:p>
      <text:p text:style-name="Standard"/>
      <text:p text:style-name="P1">Table for bibs: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5">Price</text:p>
          </table:table-cell>
          <table:table-cell table:style-name="Table2.A1" office:value-type="string">
            <text:p text:style-name="P5">Publisher</text:p>
          </table:table-cell>
          <table:table-cell table:style-name="Table2.A1" office:value-type="string">
            <text:p text:style-name="P5">Author</text:p>
          </table:table-cell>
          <table:table-cell table:style-name="Table2.A1" office:value-type="string">
            <text:p text:style-name="P8">Title</text:p>
          </table:table-cell>
          <table:table-cell table:style-name="Table2.E1" office:value-type="string">
            <text:p text:style-name="P8">Yea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Standard"/>
      <text:p text:style-name="P2">Table for <text:span text:style-name="T1">bib_</text:span>author: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8">Title</text:p>
          </table:table-cell>
          <table:table-cell table:style-name="Table1.A1" office:value-type="string">
            <text:p text:style-name="P8">Year</text:p>
          </table:table-cell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6">First Name</text:p>
          </table:table-cell>
          <table:table-cell table:style-name="Table1.A1" office:value-type="string">
            <text:p text:style-name="P6">Last Name</text:p>
          </table:table-cell>
          <table:table-cell table:style-name="Table1.F1" office:value-type="string">
            <text:p text:style-name="P6">Addr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2"/>
      <text:p text:style-name="P2"/>
      <text:p text:style-name="P3">Table for <text:span text:style-name="T1">author_a</text:span>ddress: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8">T<text:span text:style-name="T1">itle</text:span></text:p>
          </table:table-cell>
          <table:table-cell table:style-name="Table3.A1" office:value-type="string">
            <text:p text:style-name="P9">Year</text:p>
          </table:table-cell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7">Street</text:p>
          </table:table-cell>
          <table:table-cell table:style-name="Table3.E1" office:value-type="string">
            <text:p text:style-name="P7">Zip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18:20.773690828</meta:creation-date>
    <dc:date>2018-03-06T09:26:39.174358500</dc:date>
    <meta:editing-duration>PT8M16S</meta:editing-duration>
    <meta:editing-cycles>8</meta:editing-cycles>
    <meta:generator>LibreOffice/5.1.6.2$Linux_X86_64 LibreOffice_project/10m0$Build-2</meta:generator>
    <meta:document-statistic meta:table-count="3" meta:image-count="0" meta:object-count="0" meta:page-count="1" meta:paragraph-count="20" meta:word-count="31" meta:character-count="178" meta:non-whitespace-character-count="167"/>
  </office:meta>
</office:document-meta>
</file>